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lexandrite</text:p>
      <text:p text:style-name="Standard">Amber opal</text:p>
      <text:p text:style-name="Standard">Amethyst</text:p>
      <text:p text:style-name="Standard">Aquamarine</text:p>
      <text:p text:style-name="Standard">Aventurine</text:p>
      <text:p text:style-name="Standard">Banded agate</text:p>
      <text:p text:style-name="Standard">Bandire opal</text:p>
      <text:p text:style-name="Standard">Black diamond</text:p>
      <text:p text:style-name="Standard">Black opal</text:p>
      <text:p text:style-name="Standard">Black pyrope</text:p>
      <text:p text:style-name="Standard">Black zircon</text:p>
      <text:p text:style-name="Standard">Bloodstone</text:p>
      <text:p text:style-name="Standard">Blue diamond</text:p>
      <text:p text:style-name="Standard">Blue garnet</text:p>
      <text:p text:style-name="Standard">Blue jade</text:p>
      <text:p text:style-name="Standard">Bone opal</text:p>
      <text:p text:style-name="Standard">Brown jasper</text:p>
      <text:p text:style-name="Standard">Brown zircon</text:p>
      <text:p text:style-name="Standard">Carnelian</text:p>
      <text:p text:style-name="Standard">Cat's eye</text:p>
      <text:p text:style-name="Standard">Cherry opal</text:p>
      <text:p text:style-name="Standard">Chrysoberyl</text:p>
      <text:p text:style-name="Standard">Chrysocolla</text:p>
      <text:p text:style-name="Standard">Chrysoprase</text:p>
      <text:p text:style-name="Standard">Cinnamon grossular</text:p>
      <text:p text:style-name="Standard">Citrine</text:p>
      <text:p text:style-name="Standard">Claro opal</text:p>
      <text:p text:style-name="Standard">Clear diamond</text:p>
      <text:p text:style-name="Standard">Clear garnet</text:p>
      <text:p text:style-name="Standard">Clear glass</text:p>
      <text:p text:style-name="Standard">Clear tourmaline</text:p>
      <text:p text:style-name="Standard">Clear zircon</text:p>
      <text:p text:style-name="Standard">Crystal glass</text:p>
      <text:p text:style-name="Standard">Crystal opal</text:p>
      <text:p text:style-name="Standard">Dematoid</text:p>
      <text:p text:style-name="Standard">Dendritic agate</text:p>
      <text:p text:style-name="Standard">Emerald</text:p>
      <text:p text:style-name="Standard">Faint yellow diamond</text:p>
      <text:p text:style-name="Standard">Fire agate</text:p>
      <text:p text:style-name="Standard">Fire opal</text:p>
      <text:p text:style-name="Standard">Fortification agate</text:p>
      <text:p text:style-name="Standard">Gold opal</text:p>
      <text:p text:style-name="Standard">Golden beryl</text:p>
      <text:p text:style-name="Standard">Goshenite</text:p>
      <text:p text:style-name="Standard">Gray chalcedony</text:p>
      <text:p text:style-name="Standard">Green diamond</text:p>
      <text:p text:style-name="Standard">Green glass</text:p>
      <text:p text:style-name="Standard">Green jade</text:p>
      <text:p text:style-name="Standard">Green tourmaline</text:p>
      <text:p text:style-name="Standard">Green zircon</text:p>
      <text:p text:style-name="Standard">Harlequin opal</text:p>
      <text:p text:style-name="Standard">Heliodor</text:p>
      <text:p text:style-name="Standard"><text:soft-page-break/>Honey yellow beryl</text:p>
      <text:p text:style-name="Standard">Indigo tourmaline</text:p>
      <text:p text:style-name="Standard">Jasper opal</text:p>
      <text:p text:style-name="Standard">Jelly opal</text:p>
      <text:p text:style-name="Standard">Kunzite</text:p>
      <text:p text:style-name="Standard">Lace agate</text:p>
      <text:p text:style-name="Standard">Lapis lazuli</text:p>
      <text:p text:style-name="Standard">Lavender jade</text:p>
      <text:p text:style-name="Standard">Levin opal</text:p>
      <text:p text:style-name="Standard">Light yellow diamond</text:p>
      <text:p text:style-name="Standard">Melanite</text:p>
      <text:p text:style-name="Standard">Milk opal</text:p>
      <text:p text:style-name="Standard">Milk quartz</text:p>
      <text:p text:style-name="Standard">Morganite</text:p>
      <text:p text:style-name="Standard">Morion</text:p>
      <text:p text:style-name="Standard">Moss agate</text:p>
      <text:p text:style-name="Standard">Moss opal</text:p>
      <text:p text:style-name="Standard">Onyx opal</text:p>
      <text:p text:style-name="Standard">Peridot</text:p>
      <text:p text:style-name="Standard">Picture jasper</text:p>
      <text:p text:style-name="Standard">Pineapple opal</text:p>
      <text:p text:style-name="Standard">Pinfire opal</text:p>
      <text:p text:style-name="Standard">Pink garnet</text:p>
      <text:p text:style-name="Standard">Pink jade</text:p>
      <text:p text:style-name="Standard">Pink tourmaline</text:p>
      <text:p text:style-name="Standard">Pipe opal</text:p>
      <text:p text:style-name="Standard">Plume agate</text:p>
      <text:p text:style-name="Standard">Prase</text:p>
      <text:p text:style-name="Standard">Prase opal</text:p>
      <text:p text:style-name="Standard">Precious fire opal</text:p>
      <text:p text:style-name="Standard">Purple spinel</text:p>
      <text:p text:style-name="Standard">Pyrite</text:p>
      <text:p text:style-name="Standard">Red beryl</text:p>
      <text:p text:style-name="Standard">Red diamond</text:p>
      <text:p text:style-name="Standard">Red flash opal</text:p>
      <text:p text:style-name="Standard">Red grssular</text:p>
      <text:p text:style-name="Standard">Red pyrope</text:p>
      <text:p text:style-name="Standard">Red spinel</text:p>
      <text:p text:style-name="Standard">Red tourmaline</text:p>
      <text:p text:style-name="Standard">Red zircon</text:p>
      <text:p text:style-name="Standard">Resin opal</text:p>
      <text:p text:style-name="Standard">Rhodolite</text:p>
      <text:p text:style-name="Standard">Rock crystal</text:p>
      <text:p text:style-name="Standard">Rose quartz</text:p>
      <text:p text:style-name="Standard">Rubicelle</text:p>
      <text:p text:style-name="Standard">Ruby</text:p>
      <text:p text:style-name="Standard">Sapphire</text:p>
      <text:p text:style-name="Standard">Sard</text:p>
      <text:p text:style-name="Standard">Sardonyx</text:p>
      <text:p text:style-name="Standard">Schorl</text:p>
      <text:p text:style-name="Standard">Shell opal</text:p>
      <text:p text:style-name="Standard">Smoky quartz</text:p>
      <text:p text:style-name="Standard"><text:soft-page-break/>Star ruby</text:p>
      <text:p text:style-name="Standard">Star sapphire</text:p>
      <text:p text:style-name="Standard">Sunstone</text:p>
      <text:p text:style-name="Standard">Tanzanite</text:p>
      <text:p text:style-name="Standard">Tiger iron</text:p>
      <text:p text:style-name="Standard">Tigereye</text:p>
      <text:p text:style-name="Standard">Topaz</text:p>
      <text:p text:style-name="Standard">Topazolite</text:p>
      <text:p text:style-name="Standard">Tsavorite</text:p>
      <text:p text:style-name="Standard">Tube agate</text:p>
      <text:p text:style-name="Standard">Turquoise</text:p>
      <text:p text:style-name="Standard">Variscite</text:p>
      <text:p text:style-name="Standard">Violet spessartine</text:p>
      <text:p text:style-name="Standard">Wax opal</text:p>
      <text:p text:style-name="Standard">White chalcedony</text:p>
      <text:p text:style-name="Standard">White jade</text:p>
      <text:p text:style-name="Standard">White opal</text:p>
      <text:p text:style-name="Standard">Wood opal</text:p>
      <text:p text:style-name="Standard">Yellow diamond</text:p>
      <text:p text:style-name="Standard">Yellow grossular</text:p>
      <text:p text:style-name="Standard">Yellow Jasper</text:p>
      <text:p text:style-name="Standard">Yellow spessartine</text:p>
      <text:p text:style-name="Standard">Yellow zirc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1S</meta:editing-duration>
    <meta:editing-cycles>3</meta:editing-cycles>
    <meta:generator>OpenOffice/4.1.3$Win32 OpenOffice.org_project/413m1$Build-9783</meta:generator>
    <dc:date>2018-05-29T22:33:29.93</dc:date>
    <meta:document-statistic meta:table-count="0" meta:image-count="0" meta:object-count="0" meta:page-count="3" meta:paragraph-count="127" meta:word-count="223" meta:character-count="1398"/>
    <dc:creator>Scott </dc:creator>
    <meta:user-defined meta:name="Info 1"/>
    <meta:user-defined meta:name="Info 2"/>
    <meta:user-defined meta:name="Info 3"/>
    <meta:user-defined meta:name="Info 4"/>
  </office:meta>
</office:document-meta>
</file>